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B00000025B26C70BFA26B85DA.png" manifest:media-type="image/png"/>
  <manifest:file-entry manifest:full-path="Pictures/10000001000000C90000005038837E570A3D83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Text_20_body">
      <style:text-properties officeooo:rsid="03529f02" officeooo:paragraph-rsid="03973d6a"/>
    </style:style>
    <style:style style:name="P7" style:family="paragraph" style:parent-style-name="Heading_20_4">
      <style:text-properties officeooo:rsid="03529f02"/>
    </style:style>
    <style:style style:name="P8" style:family="paragraph" style:parent-style-name="Standard">
      <style:text-properties officeooo:rsid="0320107f" officeooo:paragraph-rsid="038c8d3a"/>
    </style:style>
    <style:style style:name="P9" style:family="paragraph" style:parent-style-name="Standard">
      <style:text-properties officeooo:paragraph-rsid="03b902ea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1" style:family="paragraph" style:parent-style-name="Text_20_body">
      <style:text-properties officeooo:paragraph-rsid="03973d6a"/>
    </style:style>
    <style:style style:name="P12" style:family="paragraph" style:parent-style-name="Text_20_body">
      <style:text-properties officeooo:rsid="03bf1242" officeooo:paragraph-rsid="03bf1242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Text_20_body">
      <style:text-properties officeooo:rsid="0397e48a" officeooo:paragraph-rsid="03c959f0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5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P26" style:family="paragraph" style:parent-style-name="Heading_20_2">
      <style:text-properties officeooo:paragraph-rsid="03c959f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82836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a173f" style:font-size-asian="10pt" style:font-size-complex="10pt"/>
    </style:style>
    <style:style style:name="T6" style:family="text">
      <style:text-properties fo:font-size="10pt" officeooo:rsid="03bf124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a173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<text:span text:style-name="T17">10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</text:index-body>
      </text:table-of-content>
      <text:p text:style-name="P9"/>
      <table:table table:name="Tabelle4" table:style-name="Tabelle4">
        <table:table-column table:style-name="Tabelle4.A"/>
        <table:table-row table:style-name="TableLine2304794391584">
          <table:table-cell table:style-name="Tabelle4.A1" office:value-type="string">
            <text:h text:style-name="P23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3"><text:a xlink:type="simple" xlink:href="#__RefHeading___Toc9731_2334785218" text:style-name="Index_20_Link" text:visited-style-name="Index_20_Link">Detailed table of content<text:tab/>1</text:a></text:p>
          <text:p text:style-name="P13"><text:a xlink:type="simple" xlink:href="#__RefHeading___Toc1324_2343488134" text:style-name="Index_20_Link" text:visited-style-name="Index_20_Link">Add menu - Output<text:tab/>1</text:a></text:p>
          <text:p text:style-name="P14"><text:a xlink:type="simple" xlink:href="#__RefHeading___Toc249_4217013264" text:style-name="Index_20_Link" text:visited-style-name="Index_20_Link">Viewer<text:tab/>1</text:a></text:p>
          <text:p text:style-name="P15"><text:a xlink:type="simple" xlink:href="#__RefHeading___Toc273_4217013264" text:style-name="Index_20_Link" text:visited-style-name="Index_20_Link">Inputs<text:tab/>1</text:a></text:p>
          <text:p text:style-name="P16"><text:a xlink:type="simple" xlink:href="#__RefHeading___Toc275_4217013264" text:style-name="Index_20_Link" text:visited-style-name="Index_20_Link">Geometry<text:tab/>1</text:a></text:p>
        </text:index-body>
      </text:table-of-content>
      <text:p text:style-name="P8"/>
      <text:p text:style-name="P3"/>
      <text:p text:style-name="P5"/>
      <table:table table:name="Tabelle3" table:style-name="Tabelle3">
        <table:table-column table:style-name="Tabelle3.A"/>
        <table:table-row table:style-name="TableLine2304794390224">
          <table:table-cell table:style-name="Tabelle3.A1" office:value-type="string">
            <text:h text:style-name="P24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4"><draw:frame draw:style-name="fr1" draw:name="Bild2" text:anchor-type="paragraph" svg:y="0.406cm" svg:width="5.061cm" svg:height="0.621cm" draw:z-index="0"><draw:image xlink:href="Pictures/100000010000012B00000025B26C70BFA26B85DA.png" xlink:type="simple" xlink:show="embed" xlink:actuate="onLoad" draw:mime-type="image/png"/></draw:frame></text:p>
      <text:p text:style-name="P11"><text:span text:style-name="T14">Here you find </text:span><text:span text:style-name="T13">nodes</text:span><text:span text:style-name="T16"> that outputs data</text:span><text:span text:style-name="T13">.</text:span></text:p>
      <text:p text:style-name="P6"/>
      <text:p text:style-name="Horizontal_20_Line"/>
      <text:h text:style-name="P25" text:outline-level="2"><draw:frame draw:style-name="fr1" draw:name="Bild3" text:anchor-type="paragraph" svg:y="0.406cm" svg:width="3.401cm" svg:height="1.349cm" draw:z-index="1"><draw:image xlink:href="Pictures/10000001000000C90000005038837E570A3D837A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2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6">Standard geometry input.</text:p>
      <text:h text:style-name="P7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82836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a173f" style:font-size-asian="10pt" style:font-size-complex="10pt"/>
    </style:style>
    <style:style style:name="MT6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0</text:span><text:span text:style-name="MT3"> Editors - Geometry Nodes Editor - Header - Add Menu - </text:span><text:span text:style-name="MT6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9M58S</meta:editing-duration>
    <meta:editing-cycles>853</meta:editing-cycles>
    <meta:generator>LibreOffice/7.2.7.2$Windows_X86_64 LibreOffice_project/8d71d29d553c0f7dcbfa38fbfda25ee34cce99a2</meta:generator>
    <dc:date>2023-03-31T09:14:33.944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